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 se place dans le cas où on vient de prendre un repas:</text:p>
      <text:p text:style-name="P1"/>
      <text:p text:style-name="P2">Au niveau sanguin on va trouver des nutriments, augmentation de glucose, d'acides aminés et des acides gras. Ils vont être stocké, les vois privilégiées vont être la néo glycogénogénése et la lipogénése. Le glycogéne est stocké dans le foie et les muscle les tryglycérines sont stockés dans les tissus adipeux. Ces stockage se font sous l'action d'hormones cette hormone est l'insuline (perméabilité, activation d'hormone).</text:p>
      <text:p text:style-name="P2"/>
      <text:p text:style-name="P2"><text:span text:style-name="T1">Dans le cas d'un jeun.</text:span> </text:p>
      <text:p text:style-name="P2"/>
      <text:p text:style-name="P2">Moins de 12h, les réserves en glycogène sont suffisantes, la glycolyse alimente les cellules en glucose le pyruvate va être convertie en Acétyl coA(voie oxydative) qui va rentrer dans le cycle de Krebs et former CO2 et ATP.</text:p>
      <text:p text:style-name="P2"/>
      <text:p text:style-name="P2">Jeun de moins d'une semaine: Les réserves de glycogéne sont totalement épuisées on bascule sur le métabolisme lipidique. AG deviennent de l'acétyl coA dégradé en eau et CO2 et fourniront de l'ATP aux cellules.</text:p>
      <text:p text:style-name="P2"/>
      <text:p text:style-name="P2">Au bot d'un semaine les réserves lipidiques sont fortement entamées l'organisme va trouver une dernière solution on va utiliser des acides aminés pour les transformer des aa par le CK qui vont faire la néoglucogénése (intermédiaire du cycle de K) et produire du glucose. Le CK sans ses intermédiaire marche moins bien et va produire de l'ACet CoA qui forme des corps cétoniques (sources d'énergie pour le coeur et le cerveau). Au bout de plus de 3 semaines l'accumulation de corps cétoniques devient toxique.</text:p>
      <text:p text:style-name="P2"/>
      <text:p text:style-name="P1">Le métabolisme en cas d'effort physique:</text:p>
      <text:p text:style-name="P1"/>
      <text:p text:style-name="P2">Pendant un sprint on est en anaerobiose (pas de respiration) on bascule sur la fermentation lactique, en 10s ils produisent énormément de lactate.</text:p>
      <text:p text:style-name="P2"/>
      <text:p text:style-name="P2">Modéré et long: la glycogène puis passage à un métabolisme lipid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margier</meta:initial-creator>
    <meta:creation-date>2011-05-30T10:56:20</meta:creation-date>
    <meta:document-statistic meta:table-count="0" meta:image-count="0" meta:object-count="0" meta:page-count="1" meta:paragraph-count="9" meta:word-count="278" meta:character-count="1697"/>
    <dc:date>2011-05-30T11:28:40</dc:date>
    <dc:creator>robin margier</dc:creator>
    <meta:editing-duration>PT00H14M20S</meta:editing-duration>
    <meta:editing-cycles>1</meta:editing-cycles>
    <meta:generator>OpenOffice.org/3.2$Unix OpenOffice.org_project/320m18$Build-9502</meta:generator>
  </office:meta>
</office:document-meta>
</file>